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style:font-name="Segoe UI Emoji" style:font-name-complex="Segoe UI Emoji"/>
    </style:style>
    <style:style style:name="P4" style:parent-style-name="Normal" style:family="paragraph">
      <style:text-properties style:font-name="Segoe UI Emoji" style:font-name-complex="Segoe UI Emoji"/>
    </style:style>
    <style:style style:name="P5" style:parent-style-name="Normal" style:family="paragraph">
      <style:text-properties style:font-name="Segoe UI Emoji" style:font-name-complex="Segoe UI Emoji"/>
    </style:style>
    <style:style style:name="P6" style:parent-style-name="Normal" style:family="paragraph">
      <style:text-properties style:font-name="Segoe UI Emoji" style:font-name-complex="Segoe UI Emoji"/>
    </style:style>
    <style:style style:name="P7" style:parent-style-name="Normal" style:family="paragraph">
      <style:paragraph-properties fo:text-align="center"/>
      <style:text-properties style:font-name="Segoe UI Emoji" style:font-name-complex="Segoe UI Emoji" fo:font-weight="bold" style:font-weight-asian="bold" style:font-weight-complex="bold"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9" style:parent-style-name="Normal" style:list-style-name="LFO1" style:family="paragraph"/>
    <style:style style:name="T10" style:parent-style-name="Fuentedepárrafopredeter." style:family="text">
      <style:text-properties fo:font-weight="bold" style:font-weight-asian="bold" style:font-weight-complex="bold"/>
    </style:style>
    <style:style style:name="P11" style:parent-style-name="Normal" style:list-style-name="LFO2" style:family="paragraph"/>
    <style:style style:name="T12" style:parent-style-name="Fuentedepárrafopredeter." style:family="text">
      <style:text-properties fo:font-weight="bold" style:font-weight-asian="bold" style:font-weight-complex="bold"/>
    </style:style>
    <style:style style:name="P13" style:parent-style-name="Normal" style:list-style-name="LFO3" style:family="paragraph"/>
    <style:style style:name="T14" style:parent-style-name="Fuentedepárrafopredeter." style:family="text">
      <style:text-properties fo:font-weight="bold" style:font-weight-asian="bold" style:font-weight-complex="bold"/>
    </style:style>
    <style:style style:name="P15" style:parent-style-name="Normal" style:list-style-name="LFO4" style:family="paragraph"/>
    <style:style style:name="T16" style:parent-style-name="Fuentedepárrafopredeter." style:family="text">
      <style:text-properties fo:font-weight="bold" style:font-weight-asian="bold" style:font-weight-complex="bold"/>
    </style:style>
    <style:style style:name="P17" style:parent-style-name="Normal" style:list-style-name="LFO5" style:family="paragraph"/>
    <style:style style:name="T18" style:parent-style-name="Fuentedepárrafopredeter." style:family="text">
      <style:text-properties fo:font-weight="bold" style:font-weight-asian="bold" style:font-weight-complex="bold"/>
    </style:style>
    <style:style style:name="P19" style:parent-style-name="Normal" style:list-style-name="LFO5" style:family="paragraph"/>
    <style:style style:name="T20" style:parent-style-name="Fuentedepárrafopredeter." style:family="text">
      <style:text-properties fo:font-weight="bold" style:font-weight-asian="bold" style:font-weight-complex="bold"/>
    </style:style>
    <style:style style:name="P21" style:parent-style-name="Normal" style:list-style-name="LFO5" style:family="paragraph"/>
    <style:style style:name="T22" style:parent-style-name="Fuentedepárrafopredeter." style:family="text">
      <style:text-properties fo:font-weight="bold" style:font-weight-asian="bold" style:font-weight-complex="bold"/>
    </style:style>
    <style:style style:name="P23" style:parent-style-name="Normal" style:list-style-name="LFO6" style:family="paragraph"/>
    <style:style style:name="T24" style:parent-style-name="Fuentedepárrafopredeter." style:family="text">
      <style:text-properties fo:font-weight="bold" style:font-weight-asian="bold" style:font-weight-complex="bold"/>
    </style:style>
    <style:style style:name="P25" style:parent-style-name="Normal" style:list-style-name="LFO6" style:family="paragraph"/>
    <style:style style:name="P26" style:parent-style-name="Normal" style:list-style-name="LFO6" style:family="paragraph"/>
    <style:style style:name="P27" style:parent-style-name="Normal" style:list-style-name="LFO6" style:family="paragraph"/>
    <style:style style:name="P28" style:parent-style-name="Normal" style:list-style-name="LFO6" style:family="paragraph"/>
    <style:style style:name="P29" style:parent-style-name="Normal" style:list-style-name="LFO6" style:family="paragraph"/>
    <style:style style:name="T30" style:parent-style-name="Fuentedepárrafopredeter." style:family="text">
      <style:text-properties fo:font-weight="bold" style:font-weight-asian="bold" style:font-weight-complex="bold"/>
    </style:style>
    <style:style style:name="P31" style:parent-style-name="Normal" style:list-style-name="LFO6" style:family="paragraph"/>
    <style:style style:name="P32" style:parent-style-name="Normal" style:list-style-name="LFO6" style:family="paragraph"/>
    <style:style style:name="P33" style:parent-style-name="Normal" style:list-style-name="LFO6" style:family="paragraph"/>
    <style:style style:name="P34" style:parent-style-name="Normal" style:list-style-name="LFO6" style:family="paragraph"/>
    <style:style style:name="T35" style:parent-style-name="Fuentedepárrafopredeter." style:family="text">
      <style:text-properties fo:font-weight="bold" style:font-weight-asian="bold" style:font-weight-complex="bold"/>
    </style:style>
    <style:style style:name="P36" style:parent-style-name="Normal" style:list-style-name="LFO6" style:family="paragraph"/>
    <style:style style:name="P37" style:parent-style-name="Normal" style:list-style-name="LFO6" style:family="paragraph"/>
    <style:style style:name="P38" style:parent-style-name="Normal" style:list-style-name="LFO6" style:family="paragraph"/>
    <style:style style:name="P39" style:parent-style-name="Normal" style:list-style-name="LFO6" style:family="paragraph"/>
    <style:style style:name="T40" style:parent-style-name="Fuentedepárrafopredeter." style:family="text">
      <style:text-properties fo:font-weight="bold" style:font-weight-asian="bold" style:font-weight-complex="bold"/>
    </style:style>
    <style:style style:name="P41" style:parent-style-name="Normal" style:list-style-name="LFO6" style:family="paragraph"/>
    <style:style style:name="P42" style:parent-style-name="Normal" style:list-style-name="LFO6" style:family="paragraph"/>
    <style:style style:name="P43" style:parent-style-name="Normal" style:list-style-name="LFO6" style:family="paragraph"/>
    <style:style style:name="T44" style:parent-style-name="Fuentedepárrafopredeter." style:family="text">
      <style:text-properties fo:font-weight="bold" style:font-weight-asian="bold" style:font-weight-complex="bold"/>
    </style:style>
    <style:style style:name="P45" style:parent-style-name="Normal" style:list-style-name="LFO7" style:family="paragraph"/>
    <style:style style:name="P46" style:parent-style-name="Normal" style:list-style-name="LFO7" style:family="paragraph"/>
    <style:style style:name="P47" style:parent-style-name="Normal" style:list-style-name="LFO7" style:family="paragraph"/>
    <style:style style:name="P48" style:parent-style-name="Normal" style:list-style-name="LFO7" style:family="paragraph"/>
    <style:style style:name="P49" style:parent-style-name="Normal" style:list-style-name="LFO7" style:family="paragraph"/>
    <style:style style:name="P50" style:parent-style-name="Normal" style:list-style-name="LFO7" style:family="paragraph"/>
    <style:style style:name="P51" style:parent-style-name="Normal" style:list-style-name="LFO8" style:family="paragraph"/>
    <style:style style:name="P52" style:parent-style-name="Normal" style:list-style-name="LFO8" style:family="paragraph"/>
    <style:style style:name="P53" style:parent-style-name="Normal" style:list-style-name="LFO8" style:family="paragraph"/>
    <style:style style:name="T54" style:parent-style-name="Fuentedepárrafopredeter." style:family="text">
      <style:text-properties fo:font-weight="bold" style:font-weight-asian="bold" style:font-weight-complex="bold"/>
    </style:style>
    <style:style style:name="P55" style:parent-style-name="Normal" style:list-style-name="LFO9" style:family="paragraph"/>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P58" style:parent-style-name="Normal" style:list-style-name="LFO9" style:family="paragraph"/>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P61" style:parent-style-name="Normal" style:list-style-name="LFO9" style:family="paragraph"/>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P64" style:parent-style-name="Normal" style:list-style-name="LFO9" style:family="paragraph"/>
    <style:style style:name="T65" style:parent-style-name="Fuentedepárrafopredeter." style:family="text">
      <style:text-properties fo:font-weight="bold" style:font-weight-asian="bold" style:font-weight-complex="bold"/>
    </style:style>
    <style:style style:name="P66" style:parent-style-name="Normal" style:list-style-name="LFO9" style:family="paragraph"/>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Normal" style:list-style-name="LFO10" style:family="paragraph"/>
    <style:style style:name="T73" style:parent-style-name="Hipervínculo" style:family="text">
      <style:text-properties fo:font-weight="bold" style:font-weight-asian="bold" style:font-weight-complex="bold"/>
    </style:style>
    <style:style style:name="P74" style:parent-style-name="Normal" style:list-style-name="LFO10" style:family="paragraph"/>
    <style:style style:name="T75" style:parent-style-name="Hipervínculo"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P77" style:parent-style-name="Normal" style:list-style-name="LFO10" style:family="paragraph"/>
    <style:style style:name="T78" style:parent-style-name="Hipervínculo" style:family="text">
      <style:text-properties fo:font-weight="bold" style:font-weight-asian="bold" style:font-weight-complex="bold"/>
    </style:style>
    <style:style style:name="P79" style:parent-style-name="Normal" style:list-style-name="LFO10" style:family="paragraph"/>
    <style:style style:name="T80" style:parent-style-name="Hipervínculo"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P85" style:parent-style-name="Normal" style:list-style-name="LFO10" style:family="paragraph"/>
    <style:style style:name="T86" style:parent-style-name="Hipervínculo" style:family="text">
      <style:text-properties fo:font-weight="bold" style:font-weight-asian="bold" style:font-weight-complex="bold"/>
    </style:style>
    <style:style style:name="T87" style:parent-style-name="Hipervínculo" style:family="text">
      <style:text-properties style:text-position="super 59%"/>
    </style:style>
    <style:style style:name="T88" style:parent-style-name="Fuentedepárrafopredeter." style:family="text">
      <style:text-properties style:font-name="Segoe UI Emoji" style:font-name-complex="Segoe UI Emoji"/>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fo:font-weight="bold" style:font-weight-asian="bold" style:font-weight-complex="bold"/>
    </style:style>
    <style:style style:name="P91" style:parent-style-name="Normal" style:list-style-name="LFO11" style:family="paragraph"/>
    <style:style style:name="T92" style:parent-style-name="Fuentedepárrafopredeter." style:family="text">
      <style:text-properties fo:font-weight="bold" style:font-weight-asian="bold" style:font-weight-complex="bold"/>
    </style:style>
    <style:style style:name="P93" style:parent-style-name="Normal" style:list-style-name="LFO11" style:family="paragraph"/>
    <style:style style:name="P94" style:parent-style-name="Normal" style:list-style-name="LFO11" style:family="paragraph"/>
    <style:style style:name="P95" style:parent-style-name="Normal" style:list-style-name="LFO11" style:family="paragraph"/>
    <style:style style:name="P96" style:parent-style-name="Normal" style:list-style-name="LFO11" style:family="paragraph"/>
    <style:style style:name="T97" style:parent-style-name="Hipervínculo" style:family="text">
      <style:text-properties style:text-position="super 59%"/>
    </style:style>
    <style:style style:name="P98" style:parent-style-name="Normal" style:list-style-name="LFO11" style:family="paragraph"/>
    <style:style style:name="T99" style:parent-style-name="Fuentedepárrafopredeter." style:family="text">
      <style:text-properties fo:font-weight="bold" style:font-weight-asian="bold" style:font-weight-complex="bold"/>
    </style:style>
    <style:style style:name="P100" style:parent-style-name="Normal" style:list-style-name="LFO11" style:family="paragraph"/>
    <style:style style:name="T101" style:parent-style-name="Fuentedepárrafopredeter." style:family="text">
      <style:text-properties fo:font-weight="bold" style:font-weight-asian="bold" style:font-weight-complex="bold"/>
    </style:style>
    <style:style style:name="P102" style:parent-style-name="Normal" style:list-style-name="LFO11" style:family="paragraph"/>
    <style:style style:name="P103" style:parent-style-name="Normal" style:list-style-name="LFO11" style:family="paragraph"/>
    <style:style style:name="P104" style:parent-style-name="Normal" style:list-style-name="LFO11" style:family="paragraph"/>
    <style:style style:name="T105" style:parent-style-name="Hipervínculo" style:family="text">
      <style:text-properties style:text-position="super 59%"/>
    </style:style>
    <style:style style:name="P106" style:parent-style-name="Normal" style:list-style-name="LFO11" style:family="paragraph"/>
    <style:style style:name="T107" style:parent-style-name="Fuentedepárrafopredeter." style:family="text">
      <style:text-properties fo:font-weight="bold" style:font-weight-asian="bold" style:font-weight-complex="bold"/>
    </style:style>
    <style:style style:name="P108" style:parent-style-name="Normal" style:list-style-name="LFO11" style:family="paragraph"/>
    <style:style style:name="T109" style:parent-style-name="Fuentedepárrafopredeter." style:family="text">
      <style:text-properties fo:font-weight="bold" style:font-weight-asian="bold" style:font-weight-complex="bold"/>
    </style:style>
    <style:style style:name="P110" style:parent-style-name="Normal" style:list-style-name="LFO11" style:family="paragraph"/>
    <style:style style:name="T111" style:parent-style-name="Fuentedepárrafopredeter." style:family="text">
      <style:text-properties fo:font-weight="bold" style:font-weight-asian="bold" style:font-weight-complex="bold"/>
    </style:style>
    <style:style style:name="P112" style:parent-style-name="Normal" style:list-style-name="LFO11" style:family="paragraph"/>
    <style:style style:name="T113" style:parent-style-name="Hipervínculo" style:family="text">
      <style:text-properties style:text-position="super 59%"/>
    </style:style>
    <style:style style:name="T114" style:parent-style-name="Fuentedepárrafopredeter." style:family="text">
      <style:text-properties style:font-name="Segoe UI Emoji" style:font-name-complex="Segoe UI Emoji"/>
    </style:style>
    <style:style style:name="T115" style:parent-style-name="Fuentedepárrafopredeter." style:family="text">
      <style:text-properties style:font-name="Segoe UI Emoji" style:font-name-complex="Segoe UI Emoji"/>
    </style:style>
    <style:style style:name="P116" style:parent-style-name="Normal" style:family="paragraph">
      <style:text-properties text:display="none"/>
    </style:style>
    <style:style style:name="T117" style:parent-style-name="Fuentedepárrafopredeter." style:family="text">
      <style:text-properties text:display="none"/>
    </style:style>
    <style:style style:name="P118" style:parent-style-name="Normal" style:family="paragraph">
      <style:text-properties fo:font-weight="bold" style:font-weight-asian="bold" style:font-weight-complex="bold"/>
    </style:style>
    <style:style style:name="T119" style:parent-style-name="Fuentedepárrafopredeter." style:family="text">
      <style:text-properties fo:font-weight="bold" style:font-weight-asian="bold" style:font-weight-complex="bold"/>
    </style:style>
    <style:style style:name="T120" style:parent-style-name="Fuentedepárrafopredeter." style:family="text">
      <style:text-properties fo:font-weight="bold" style:font-weight-asian="bold" style:font-weight-complex="bold"/>
    </style:style>
    <style:style style:name="T121" style:parent-style-name="Fuentedepárrafopredeter." style:family="text">
      <style:text-properties fo:font-weight="bold" style:font-weight-asian="bold" style:font-weight-complex="bold"/>
    </style:style>
    <style:style style:name="T122" style:parent-style-name="Fuentedepárrafopredeter." style:family="text">
      <style:text-properties fo:font-weight="bold" style:font-weight-asian="bold" style:font-weight-complex="bold"/>
    </style:style>
    <style:style style:name="T123" style:parent-style-name="Fuentedepárrafopredeter." style:family="text">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name="P125" style:parent-style-name="Normal" style:list-style-name="LFO12" style:family="paragraph"/>
    <style:style style:name="P126" style:parent-style-name="Normal" style:list-style-name="LFO12" style:family="paragraph"/>
    <style:style style:name="P127" style:parent-style-name="Normal" style:list-style-name="LFO12" style:family="paragraph"/>
    <style:style style:name="P128" style:parent-style-name="Normal" style:list-style-name="LFO12" style:family="paragraph"/>
    <style:style style:name="P129" style:parent-style-name="Normal" style:list-style-name="LFO12" style:family="paragraph"/>
    <style:style style:name="T130" style:parent-style-name="Fuentedepárrafopredeter." style:family="text">
      <style:text-properties style:font-name="Segoe UI Emoji" style:font-name-complex="Segoe UI Emoji"/>
    </style:style>
    <style:style style:name="T131" style:parent-style-name="Fuentedepárrafopredeter." style:family="text">
      <style:text-properties style:font-name="Segoe UI Emoji" style:font-name-complex="Segoe UI Emoji"/>
    </style:style>
    <style:style style:name="P132" style:parent-style-name="Normal" style:list-style-name="LFO13" style:family="paragraph"/>
    <style:style style:name="P133" style:parent-style-name="Normal" style:list-style-name="LFO13" style:family="paragraph"/>
    <style:style style:name="P134" style:parent-style-name="Normal" style:list-style-name="LFO13" style:family="paragraph"/>
    <style:style style:name="P135" style:parent-style-name="Normal" style:list-style-name="LFO13" style:family="paragraph"/>
    <style:style style:name="P136" style:parent-style-name="Normal" style:list-style-name="LFO13" style:family="paragraph"/>
    <style:style style:name="P137" style:parent-style-name="Normal" style:list-style-name="LFO13" style:family="paragraph"/>
    <style:style style:name="P138" style:parent-style-name="Normal" style:list-style-name="LFO13" style:family="paragraph"/>
    <style:style style:name="P139" style:parent-style-name="Normal" style:list-style-name="LFO13" style:family="paragraph"/>
    <style:style style:name="P140" style:parent-style-name="Normal" style:list-style-name="LFO14" style:family="paragraph"/>
    <style:style style:name="P141" style:parent-style-name="Normal" style:list-style-name="LFO14" style:family="paragraph"/>
    <style:style style:name="P142" style:parent-style-name="Normal" style:list-style-name="LFO14" style:family="paragraph"/>
    <style:style style:name="P143" style:parent-style-name="Normal" style:list-style-name="LFO14" style:family="paragraph"/>
    <style:style style:name="P144" style:parent-style-name="Normal" style:list-style-name="LFO14" style:family="paragraph"/>
    <style:style style:name="P145" style:parent-style-name="Normal" style:list-style-name="LFO14" style:family="paragraph"/>
    <style:style style:name="P146" style:parent-style-name="Normal" style:list-style-name="LFO14" style:family="paragraph"/>
    <style:style style:name="P147" style:parent-style-name="Normal" style:list-style-name="LFO14" style:family="paragraph"/>
    <style:style style:name="P148" style:parent-style-name="Normal" style:list-style-name="LFO15" style:family="paragraph"/>
    <style:style style:name="P149" style:parent-style-name="Normal" style:list-style-name="LFO15" style:family="paragraph"/>
    <style:style style:name="P150" style:parent-style-name="Normal" style:list-style-name="LFO15" style:family="paragraph"/>
    <style:style style:name="P151" style:parent-style-name="Normal" style:list-style-name="LFO15" style:family="paragraph"/>
    <style:style style:name="P152" style:parent-style-name="Normal" style:list-style-name="LFO15" style:family="paragraph"/>
    <style:style style:name="P153" style:parent-style-name="Normal" style:list-style-name="LFO15" style:family="paragraph"/>
    <style:style style:name="P154" style:parent-style-name="Normal" style:list-style-name="LFO16"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5" style:parent-style-name="Normal" style:list-style-name="LFO16"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6" style:parent-style-name="Normal" style:list-style-name="LFO16"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7" style:parent-style-name="Normal" style:list-style-name="LFO16"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8" style:parent-style-name="Normal" style:list-style-name="LFO16"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59" style:parent-style-name="Normal" style:list-style-name="LFO16"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0" style:parent-style-name="Normal" style:list-style-name="LFO17"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1" style:parent-style-name="Normal" style:list-style-name="LFO17"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2" style:parent-style-name="Normal" style:list-style-name="LFO17"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3" style:parent-style-name="Normal" style:list-style-name="LFO17"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4" style:parent-style-name="Normal" style:list-style-name="LFO17"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5" style:parent-style-name="Normal" style:list-style-name="LFO17"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style:style>
    <style:style style:name="P166" style:parent-style-name="Normal" style:family="paragraph">
      <style:paragraph-properties fo:text-align="center"/>
      <style:text-properties fo:font-weight="bold" style:font-weight-asian="bold" style:font-weight-complex="bold"/>
    </style:style>
    <style:style style:name="P167" style:parent-style-name="Normal" style:family="paragraph">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P169" style:parent-style-name="Normal" style:family="paragraph">
      <style:text-properties fo:font-weight="bold" style:font-weight-asian="bold" style:font-weight-complex="bold"/>
    </style:style>
    <style:style style:name="P170" style:parent-style-name="Normal" style:family="paragraph">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family="paragraph">
      <style:text-properties fo:font-weight="bold" style:font-weight-asian="bold" style:font-weight-complex="bold"/>
    </style:style>
    <style:style style:name="P173" style:parent-style-name="Normal" style:family="paragraph">
      <style:text-properties fo:font-weight="bold" style:font-weight-asian="bold" style:font-weight-complex="bold"/>
    </style:style>
    <style:style style:name="P174" style:parent-style-name="Normal" style:list-style-name="LFO18" style:family="paragraph"/>
    <style:style style:name="P175" style:parent-style-name="Normal" style:list-style-name="LFO18" style:family="paragraph"/>
    <style:style style:name="P176" style:parent-style-name="Normal" style:list-style-name="LFO18" style:family="paragraph"/>
    <style:style style:name="P177" style:parent-style-name="Normal" style:list-style-name="LFO18" style:family="paragraph"/>
    <style:style style:name="P178" style:parent-style-name="Normal" style:list-style-name="LFO18" style:family="paragraph"/>
    <style:style style:name="P179" style:parent-style-name="Normal" style:list-style-name="LFO18" style:family="paragraph"/>
    <style:style style:name="P180" style:parent-style-name="Normal" style:list-style-name="LFO18" style:family="paragraph"/>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P183" style:parent-style-name="Normal" style:list-style-name="LFO19" style:family="paragraph"/>
    <style:style style:name="P184" style:parent-style-name="Normal" style:list-style-name="LFO19" style:family="paragraph"/>
    <style:style style:name="P185" style:parent-style-name="Normal" style:list-style-name="LFO19" style:family="paragraph"/>
    <style:style style:name="P186" style:parent-style-name="Normal" style:list-style-name="LFO19" style:family="paragraph"/>
    <style:style style:name="P187" style:parent-style-name="Normal" style:list-style-name="LFO19" style:family="paragraph"/>
    <style:style style:name="P188" style:parent-style-name="Normal" style:family="paragraph">
      <style:text-properties fo:font-weight="bold" style:font-weight-asian="bold" style:font-weight-complex="bold"/>
    </style:style>
    <style:style style:name="P189" style:parent-style-name="Normal" style:family="paragraph">
      <style:text-properties fo:font-weight="bold" style:font-weight-asian="bold" style:font-weight-complex="bold"/>
    </style:style>
    <style:style style:name="P190" style:parent-style-name="Normal" style:family="paragraph">
      <style:text-properties fo:font-weight="bold" style:font-weight-asian="bold" style:font-weight-complex="bold"/>
    </style:style>
    <style:style style:name="P191" style:parent-style-name="Normal" style:family="paragraph">
      <style:paragraph-properties fo:text-align="center"/>
      <style:text-properties fo:font-weight="bold" style:font-weight-asian="bold" style:font-weight-complex="bold"/>
    </style:style>
    <style:style style:name="P192" style:parent-style-name="Normal" style:family="paragraph">
      <style:text-properties fo:font-weight="bold" style:font-weight-asian="bold" style:font-weight-complex="bold"/>
    </style:style>
    <style:style style:name="P193" style:parent-style-name="Normal" style:family="paragraph">
      <style:text-properties fo:font-weight="bold" style:font-weight-asian="bold" style:font-weight-complex="bold"/>
    </style:style>
    <style:style style:name="P194" style:parent-style-name="Normal" style:family="paragraph">
      <style:text-properties fo:font-weight="bold" style:font-weight-asian="bold" style:font-weight-complex="bold"/>
    </style:style>
    <style:style style:name="P195" style:parent-style-name="Normal" style:family="paragraph">
      <style:text-properties fo:font-weight="bold" style:font-weight-asian="bold" style:font-weight-complex="bold"/>
    </style:style>
    <style:style style:name="P196" style:parent-style-name="Normal" style:family="paragraph">
      <style:text-properties fo:font-weight="bold" style:font-weight-asian="bold" style:font-weight-complex="bold"/>
    </style:style>
    <style:style style:name="P197" style:parent-style-name="Normal" style:family="paragraph">
      <style:text-properties fo:font-weight="bold" style:font-weight-asian="bold" style:font-weight-complex="bold"/>
    </style:style>
    <style:style style:name="P198" style:parent-style-name="Normal" style:family="paragraph">
      <style:text-properties fo:font-weight="bold" style:font-weight-asian="bold" style:font-weight-complex="bold"/>
    </style:style>
    <style:style style:name="P199" style:parent-style-name="Normal" style:family="paragraph">
      <style:text-properties fo:font-weight="bold" style:font-weight-asian="bold" style:font-weight-complex="bold"/>
    </style:style>
    <style:style style:name="P200" style:parent-style-name="Normal" style:family="paragraph">
      <style:text-properties fo:font-weight="bold" style:font-weight-asian="bold" style:font-weight-complex="bold"/>
    </style:style>
    <style:style style:name="P201" style:parent-style-name="Normal" style:family="paragraph">
      <style:text-properties fo:font-weight="bold" style:font-weight-asian="bold" style:font-weight-complex="bold"/>
    </style:style>
    <style:style style:name="P202" style:parent-style-name="Normal" style:family="paragraph">
      <style:paragraph-properties fo:text-align="center"/>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P207" style:parent-style-name="Normal" style:family="paragraph">
      <style:text-properties fo:font-weight="bold" style:font-weight-asian="bold" style:font-weight-complex="bold"/>
    </style:style>
    <style:style style:name="P208" style:parent-style-name="Normal" style:family="paragraph">
      <style:text-properties fo:font-weight="bold" style:font-weight-asian="bold" style:font-weight-complex="bold"/>
    </style:style>
  </office:automatic-styles>
  <office:body>
    <office:text text:use-soft-page-breaks="true">
      <text:p text:style-name="P1"><text:span text:style-name="T2">Inicio</text:span>:</text:p>
      <text:p text:style-name="Normal">¡Descubre el mundo sobre dos ruedas con nuestro amplio catálogo de bicicletas! Ya sea que busques la velocidad de una bicicleta de carretera, la resistencia de una montañera o la comodidad de una bicicleta urbana, tenemos la bicicleta perfecta para ti. En nuestro blog, encontrarás consejos útiles, historias inspiradoras y las últimas tendencias en el mundo del ciclismo. Y si quieres saber más sobre quiénes somos y qué nos impulsa, visita nuestra sección de conócenos. ¡Siente la libertad, mejora tu salud y reduce tu huella de carbono con nuestras bicicletas! ¡Ven y encuentra tu compañera de viaje perfecta hoy!<text:s/><text:span text:style-name="T3">🚲</text:span></text:p>
      <text:p text:style-name="P4"/>
      <text:p text:style-name="P5"/>
      <text:p text:style-name="P6">Los index y footers se comparten en todas las páginas:</text:p>
      <text:p text:style-name="P7">Index</text:p>
      <text:p text:style-name="Normal">Inicio Blog Contacto Conocenos Catalogo</text:p>
      <text:p text:style-name="Normal"/>
      <text:p text:style-name="Normal">Footer</text:p>
      <text:p text:style-name="Normal">Politica de privacidad Condiciones de uso Política de cookies</text:p>
      <text:p text:style-name="P8">Blog</text:p>
      <text:p text:style-name="Normal">Header 1</text:p>
      <text:p text:style-name="Normal">¿Cómo elegir la mejor bicicleta para ti?</text:p>
      <text:p text:style-name="Normal"/>
      <text:p text:style-name="Normal">Texto restante</text:p>
      <text:p text:style-name="Normal">Si eres un amante de las dos ruedas, sabrás que hay muchos tipos de bicicletas en el mercado. Cada una tiene sus ventajas y desventajas, y se adapta mejor a un estilo de conducción, un terreno o una finalidad. Pero, ¿cómo saber cuál es la mejor opción para ti? En este artículo te daremos algunos consejos para que puedas elegir la bicicleta que más se ajuste a tus necesidades y preferencias.</text:p>
      <text:p text:style-name="Normal"/>
      <text:p text:style-name="Normal">Tipos de bicicletas</text:p>
      <text:p text:style-name="Normal">Lo primero que debes tener en cuenta es el tipo de bicicleta que quieres comprar. Existen varias categorías principales, que se diferencian por su diseño, sus componentes y su uso. Algunas de las más populares son:</text:p>
      <text:p text:style-name="Normal"/>
      <text:list text:style-name="LFO1" text:continue-numbering="true">
        <text:list-item>
          <text:p text:style-name="P9"><text:span text:style-name="T10">Bicicletas de carretera</text:span>: son las que se usan para circular por asfalto, ya sea en competición o en ocio. Tienen un cuadro ligero, ruedas finas y un manillar curvo que permite adoptar una postura aerodinámica. Son ideales para recorrer largas distancias a alta velocidad, pero no son muy cómodas ni versátiles.</text:p>
        </text:list-item>
      </text:list>
      <text:p text:style-name="Normal"/>
      <text:list text:style-name="LFO2" text:continue-numbering="true">
        <text:list-item>
          <text:p text:style-name="P11"><text:span text:style-name="T12">Bicicletas de montaña</text:span>: son las que se usan para circular por caminos de tierra, piedras, barro o arena. Tienen un cuadro resistente, ruedas anchas y tacos, y un sistema de suspensión que amortigua los baches y las irregularidades del terreno. Son ideales para disfrutar de la naturaleza y la aventura, pero no son muy rápidas ni eficientes.</text:p>
        </text:list-item>
      </text:list>
      <text:p text:style-name="Normal"/>
      <text:list text:style-name="LFO3" text:continue-numbering="true">
        <text:list-item>
          <text:p text:style-name="P13"><text:span text:style-name="T14">Bicicletas híbrida</text:span>s: son las que combinan características de las bicicletas de carretera y de montaña. Tienen un cuadro intermedio, ruedas de tamaño medio y un manillar recto que permite adoptar una postura más erguida. Son ideales para circular por ciudad o por vías verdes, ya que son cómodas, versátiles y polivalentes.</text:p>
        </text:list-item>
      </text:list>
      <text:p text:style-name="Normal"/>
      <text:list text:style-name="LFO4" text:continue-numbering="true">
        <text:list-item>
          <text:p text:style-name="P15"><text:span text:style-name="T16">Bicicletas urbanas</text:span>: son las que se usan para desplazarse por la ciudad de forma práctica y ecológica. Tienen un cuadro sencillo, ruedas de tamaño medio y un manillar recto o ligeramente curvado. Suelen incorporar accesorios como guardabarros, portabultos, luces o timbre. Son ideales para ir al trabajo, a la escuela o a hacer recados, ya que son ágiles, fáciles de manejar y de aparcar.</text:p>
        </text:list-item>
      </text:list>
      <text:p text:style-name="Normal">Estos son solo algunos ejemplos, pero hay muchos más tipos de bicicletas, como las plegables, las eléctricas, las de gravel, las de ciclocross, las de BMX, las de trial, las de pista, las de fat bike, etc. Lo importante es que elijas la que mejor se adapte al uso que le vas a dar, al terreno por el que vas a circular y a tu nivel de experiencia.</text:p>
      <text:p text:style-name="Normal"/>
      <text:p text:style-name="Normal">Factores a tener en cuenta</text:p>
      <text:p text:style-name="Normal">Una vez que tengas claro el tipo de bicicleta que quieres comprar, debes fijarte en algunos factores que determinarán su calidad, su rendimiento y su comodidad. Algunos de los más importantes son:</text:p>
      <text:p text:style-name="Normal"/>
      <text:list text:style-name="LFO5" text:continue-numbering="true">
        <text:list-item>
          <text:p text:style-name="P17"><text:span text:style-name="T18">El tamaño</text:span>: es fundamental que elijas una bicicleta que se ajuste a tu altura y a tu complexión. Si la bicicleta es demasiado grande o demasiado pequeña, te costará más pedalear, controlarla y frenar, y además podrías sufrir lesiones o molestias. Para saber el tamaño adecuado, debes medir tu entrepierna y consultar las tablas de equivalencia que ofrecen los fabricantes. También debes ajustar la altura del sillín, el manillar y la potencia según tu postura y tu comodidad.</text:p>
        </text:list-item>
        <text:list-item>
          <text:p text:style-name="P19"><text:span text:style-name="T20">El material</text:span>: el material del que está hecho el cuadro de la bicicleta influye en su peso, su resistencia y su precio. Los materiales más comunes son el acero, el aluminio, el carbono y el titanio. El acero es el más barato, el más pesado y el más duradero. El aluminio es el más ligero, el más rígido y el más económico. El carbono es el más ligero, el más resistente y el más caro. El titanio es el más ligero, el más flexible y el más exclusivo. Cada material tiene sus ventajas y sus desventajas, y debes elegir el que mejor se adapte a tu presupuesto y a tus preferencias.</text:p>
        </text:list-item>
        <text:list-item>
          <text:p text:style-name="P21"><text:span text:style-name="T22">Los componentes</text:span>: los componentes son las piezas que forman parte de la bicicleta, como los frenos, los cambios, las ruedas, los neumáticos, el sillín, los pedales, etc. Los componentes determinan el funcionamiento, la seguridad y la comodidad de la bicicleta. Debes elegir componentes de calidad, que sean adecuados al tipo de bicicleta y al uso que le vas a dar. También debes mantenerlos en buen estado, limpiándolos y revisándolos periódicamente.</text:p>
        </text:list-item>
      </text:list>
      <text:p text:style-name="Normal">Recomendaciones finales</text:p>
      <text:p text:style-name="Normal">Para terminar, te dejamos algunas recomendaciones finales para que puedas elegir la mejor bicicleta para ti:</text:p>
      <text:p text:style-name="Normal"/>
      <text:p text:style-name="Normal">Infórmate: antes de comprar una bicicleta, infórmate bien sobre las características, los precios y las opiniones de los diferentes modelos y marcas. Puedes consultar revistas, blogs, foros o vídeos especializados en el tema. Por ejemplo, te recomendamos que veas este vídeo de YouTube, donde te explican cómo elegir una bicicleta de carretera: Cómo elegir una bicicleta de carretera.</text:p>
      <text:p text:style-name="Normal">Prueba: antes de comprar una bicicleta, prueba varias opciones y compara cómo te sientes con cada una. Puedes ir a una tienda física, a un taller o a un club de ciclismo y pedir que te dejen probar algunas bicicletas. Así podrás comprobar si te resultan cómodas, manejables y adecuadas a tu nivel y a tu estilo.</text:p>
      <text:p text:style-name="Normal">Disfruta: una vez que hayas comprado la bicicleta que más te guste, disfrútala al máximo. Sal a rodar con frecuencia, explora nuevos lugares, conoce a otros ciclistas, participa en eventos, mejora tu técnica, tu forma física y tu salud. Y sobre todo, diviértete con tu bicicleta, que es lo más importante.</text:p>
      <text:p text:style-name="Normal">Esperamos que estos consejos te hayan sido útiles y que puedas elegir la mejor bicicleta para ti. Recuerda que si tienes alguna duda o sugerencia, puedes dejarnos un comentario. Y si te ha gustado este artículo, compártelo con tus amigos. ¡Hasta la próxima!</text:p>
      <text:p text:style-name="Normal"/>
      <text:p text:style-name="Normal">Blog 2</text:p>
      <text:p text:style-name="Normal"/>
      <text:list text:style-name="LFO6" text:continue-numbering="true">
        <text:list-item>
          <text:p text:style-name="P23"><text:span text:style-name="T24">Quitar la rueda de la bicicleta</text:span>:</text:p>
          <text:list text:continue-numbering="true">
            <text:list-item>
              <text:p text:style-name="P25">Utiliza un soporte de bicicleta vertical para elevar la rueda mientras trabajas. Si es necesario, puedes poner la bicicleta boca abajo, pero asegúrate de proteger el asiento y el manillar con una toalla o paño.</text:p>
            </text:list-item>
            <text:list-item>
              <text:p text:style-name="P26">Afloja las tuercas del eje de la rueda con una llave. Si tienes un modelo de bicicleta con liberación rápida, simplemente abre el seguro sin quitar la rueda por el momento.</text:p>
            </text:list-item>
            <text:list-item>
              <text:p text:style-name="P27">Desconecta los frenos si obstaculizan el desmontaje de la rueda.</text:p>
            </text:list-item>
            <text:list-item>
              <text:p text:style-name="P28">Si vas a retirar la rueda trasera, quita la cadena ajustando los cambios.</text:p>
            </text:list-item>
          </text:list>
        </text:list-item>
        <text:list-item>
          <text:p text:style-name="P29"><text:span text:style-name="T30">Sacar la cámara de aire dañada</text:span>:</text:p>
          <text:soft-page-break/>
          <text:list text:continue-numbering="true">
            <text:list-item>
              <text:p text:style-name="P31">La cámara de la bicicleta se encuentra entre la llanta y el rin. Puedes hacer esto con la cámara desinflada.</text:p>
            </text:list-item>
            <text:list-item>
              <text:p text:style-name="P32">Separa un espacio entre la llanta y el rin desde el lado opuesto a la válvula.</text:p>
            </text:list-item>
            <text:list-item>
              <text:p text:style-name="P33">Retira la cámara con cuidado.</text:p>
            </text:list-item>
          </text:list>
        </text:list-item>
        <text:list-item>
          <text:p text:style-name="P34"><text:span text:style-name="T35">Encontrar el pinchazo</text:span>:</text:p>
          <text:list text:continue-numbering="true">
            <text:list-item>
              <text:p text:style-name="P36">Si tienes una cámara adicional y vas a seguir rodando con tu bici, puedes omitir este paso.</text:p>
            </text:list-item>
            <text:list-item>
              <text:p text:style-name="P37">A veces, el pinchazo es visible a simple vista. Si no lo ves, infla un poco la cámara para ver por dónde escapa el aire. También puedes sumergirla en agua y observar las burbujas para localizar el agujero.</text:p>
            </text:list-item>
            <text:list-item>
              <text:p text:style-name="P38">Verifica que no haya quedado un objeto punzante en la cubierta que pueda provocar otro pinchazo.</text:p>
            </text:list-item>
          </text:list>
        </text:list-item>
        <text:list-item>
          <text:p text:style-name="P39"><text:span text:style-name="T40">Emparchar el pinchazo</text:span>:</text:p>
          <text:list text:continue-numbering="true">
            <text:list-item>
              <text:p text:style-name="P41">Limpia el área alrededor del pinchazo con agua y jabón líquido.</text:p>
            </text:list-item>
            <text:list-item>
              <text:p text:style-name="P42">Seca el área con una toalla o papel absorbente.</text:p>
            </text:list-item>
            <text:list-item>
              <text:p text:style-name="P43">Aplica un parche para pinchazos siguiendo las instrucciones del fabricante. Presiona firmemente el parche sobre el pinchazo para asegurar una buena adhesión.</text:p>
            </text:list-item>
          </text:list>
        </text:list-item>
      </text:list>
      <text:p text:style-name="Normal">Recuerda llevar siempre un <text:span text:style-name="T44">kit portátil para arreglar pinchazos de bicicleta</text:span> cuando salgas a montar</text:p>
      <text:p text:style-name="Normal"/>
      <text:p text:style-name="Normal">Blog 3</text:p>
      <text:p text:style-name="Normal"/>
      <text:p text:style-name="Normal">Para arreglar un pinchazo se necesita:</text:p>
      <text:list text:style-name="LFO7" text:continue-numbering="true">
        <text:list-item>
          <text:p text:style-name="P45">Poner la bici al revés y quitar la rueda.</text:p>
        </text:list-item>
        <text:list-item>
          <text:p text:style-name="P46">Desinflar la rueda y retirar la cubierta.</text:p>
        </text:list-item>
        <text:list-item>
          <text:p text:style-name="P47">Localizar el pinchazo hinchando la cámara o sumergiéndola en agua.</text:p>
        </text:list-item>
        <text:list-item>
          <text:p text:style-name="P48">Lijar la zona del pinchazo y aplicar pegamento de contacto.</text:p>
        </text:list-item>
        <text:list-item>
          <text:p text:style-name="P49">Colocar el parche adecuado y presionar firmemente.</text:p>
        </text:list-item>
        <text:list-item>
          <text:p text:style-name="P50">Reemplazar la cubierta e inflar la rueda.</text:p>
        </text:list-item>
      </text:list>
      <text:p text:style-name="Normal"/>
      <text:p text:style-name="Normal">Blog 4</text:p>
      <text:p text:style-name="Normal">Ganar una carrera de montaña extrema es un desafío emocionante y gratificante. Aquí tienes algunas claves para prepararte adecuadamente y aumentar tus posibilidades de éxito:</text:p>
      <text:soft-page-break/>
      <text:list text:style-name="LFO8" text:continue-numbering="true">
        <text:list-item>
          <text:p text:style-name="P51">Entrenamiento de resistencia : Correr en terrenos montañosos y variados es fundamental. Acostumbra tu cuerpo a las diferentes condiciones y desafíos que encontrar ás durante la carrera. Alterna entre caminar y correr según el desnivel y el momento.</text:p>
        </text:list-item>
        <text:list-item>
          <text:p text:style-name="P52">Entrenamiento de fuerza : La carrera de montaña requiere una gran cantidad de fuerza muscular para subir y bajar pendientes pronunciadas.</text:p>
        </text:list-item>
        <text:list-item>
          <text:p text:style-name="P53">Equilibrio en tu plan : Distribuye las sesiones de entrenamiento de manera inteligente. Combina entrenamientos de resistencia, fuerza y velocidad.</text:p>
        </text:list-item>
      </text:list>
      <text:p text:style-name="Normal"/>
      <text:p text:style-name="Normal">Blog 5</text:p>
      <text:p text:style-name="Normal">Últimas noticias sobre <text:span text:style-name="T54">ciclismo</text:span>:</text:p>
      <text:list text:style-name="LFO9" text:continue-numbering="true">
        <text:list-item>
          <text:p text:style-name="P55"><text:span text:style-name="T56">Vingegaard</text:span> triunfa bajo la lluvia en <text:span text:style-name="T57">O Gran Camiño</text:span>, sumando su primera victoria de la temporada y la quinta en total  .</text:p>
        </text:list-item>
        <text:list-item>
          <text:p text:style-name="P58"><text:span text:style-name="T59">Egan Bernal</text:span> desafía a Vingegaard y se posiciona en segundo lugar en <text:span text:style-name="T60">O Gran Camiño</text:span>  .</text:p>
        </text:list-item>
        <text:list-item>
          <text:p text:style-name="P61"><text:span text:style-name="T62">Alpecin</text:span> ha publicado el calendario de <text:span text:style-name="T63">Mathieu van der Poel</text:span>  .</text:p>
        </text:list-item>
        <text:list-item>
          <text:p text:style-name="P64"><text:span text:style-name="T65">Peter Sagan</text:span> será sometido a una operación del corazón después de experimentar más de 200 pulsaciones por minuto  .</text:p>
        </text:list-item>
        <text:list-item>
          <text:p text:style-name="P66"><text:span text:style-name="T67">Carlos Rodríguez</text:span>, con 23 años, es un líder destacado del equipo <text:span text:style-name="T68">Ineos</text:span> y se prepara para el <text:span text:style-name="T69">Tour de Francia</text:span>  .</text:p>
        </text:list-item>
      </text:list>
      <text:p text:style-name="Normal">Además, <text:span text:style-name="T70">Richard Carapaz</text:span> inicia su gira europea en España con <text:span text:style-name="T71">O Gran Camiño</text:span>, una carrera de cuatro etapas de media montaña . ¡La temporada de ciclismo está llena de emocionantes eventos y competiciones!</text:p>
      <text:p text:style-name="Normal">Si deseas más detalles o seguir las noticias de ciclismo, puedes consultar los siguientes enlaces:</text:p>
      <text:list text:style-name="LFO10" text:continue-numbering="true">
        <text:list-item>
          <text:p text:style-name="P72"><text:a xlink:href="https://tineus.com/ciclismo" office:target-frame-name="_top" xlink:show="replace"><text:span text:style-name="T73">Tineus</text:span></text:a>: Noticias de ciclismo internacional.</text:p>
        </text:list-item>
        <text:list-item>
          <text:p text:style-name="P74"><text:a xlink:href="https://as.com/ciclismo/mas_ciclismo/" office:target-frame-name="_top" xlink:show="replace"><text:span text:style-name="T75">AS.com</text:span></text:a>: Última hora de la temporada de la <text:span text:style-name="T76">UCI World Tour</text:span>.</text:p>
        </text:list-item>
        <text:list-item>
          <text:p text:style-name="P77"><text:a xlink:href="https://www.relevo.com/ciclismo/" office:target-frame-name="_top" xlink:show="replace"><text:span text:style-name="T78">Relevo</text:span></text:a>: Noticias del mundo del ciclismo nacional e internacional.</text:p>
        </text:list-item>
        <text:list-item>
          <text:p text:style-name="P79"><text:a xlink:href="https://www.elperiodico.com/es/ciclismo/" office:target-frame-name="_top" xlink:show="replace"><text:span text:style-name="T80">elperiodico</text:span></text:a>: Entérate de las últimas noticias del mundo del ciclismo, incluyendo el <text:span text:style-name="T81">Tour de Francia</text:span>, la <text:span text:style-name="T82">Vuelta a España</text:span>, la <text:span text:style-name="T83">Volta a Catalunya</text:span> y el <text:span text:style-name="T84">Giro de Italia</text:span>.</text:p>
        </text:list-item>
        <text:list-item>
          <text:p text:style-name="P85"><text:a xlink:href="https://www.eitb.eus/es/deportes/ciclismo/" office:target-frame-name="_top" xlink:show="replace"><text:span text:style-name="T86">eitb.eus</text:span></text:a><text:a xlink:href="https://tineus.com/ciclismo" office:target-frame-name="_top" xlink:show="replace"><text:span text:style-name="Hipervínculo">: Ver en directo las grandes vueltas ciclistas y más </text:span></text:a><text:a xlink:href="https://www.eitb.eus/es/deportes/ciclismo/" office:target-frame-name="_top" xlink:show="replace"><text:span text:style-name="T87">2</text:span></text:a>.</text:p>
        </text:list-item>
      </text:list>
      <text:p text:style-name="Normal">¡Que sigas disfrutando del emocionante mundo del ciclismo! ‍<text:span text:style-name="T88">🌟</text:span></text:p>
      <text:p text:style-name="Normal"/>
      <text:p text:style-name="Normal">Blog 6</text:p>
      <text:p text:style-name="Normal">El <text:span text:style-name="T89">ciclismo</text:span> es un deporte que ha dejado una huella profunda en la historia olímpica y en la cultura mundial. Permíteme compartir contigo algunos aspectos inspiradores relacionados con el ciclismo en el año <text:span text:style-name="T90">2024</text:span>:</text:p>
      <text:soft-page-break/>
      <text:list text:style-name="LFO11" text:continue-numbering="true">
        <text:list-item>
          <text:p text:style-name="P91"><text:span text:style-name="T92">Juegos Olímpicos de París 2024</text:span>:</text:p>
          <text:list text:continue-numbering="true">
            <text:list-item>
              <text:p text:style-name="P93">El ciclismo estará presente en numerosas pruebas durante los Juegos Olímpicos de París 2024.</text:p>
            </text:list-item>
            <text:list-item>
              <text:p text:style-name="P94">Habrá cinco disciplinas relacionadas con el ciclismo: ciclismo en pista, ciclismo en carretera, ciclismo de montaña, BMX freestyle y BMX racing.</text:p>
            </text:list-item>
            <text:list-item>
              <text:p text:style-name="P95">Desde 1896, el ciclismo ha sido parte integral de los Juegos Olímpicos modernos, con atletas compitiendo en disciplinas como sprint, campo a través y la carrera de las 12 horas.</text:p>
            </text:list-item>
            <text:list-item>
              <text:p text:style-name="P96"><text:a xlink:href="https://www.sortiraparis.com/es/noticias/juegos-olimpicos-paris-2024/articles/292453-juegos-olimpicos-de-paris-2024-historia-practicas-atletas-todo-lo-que-hay-que-saber-sobre-el-ciclismo" office:target-frame-name="_top" xlink:show="replace"><text:span text:style-name="Hipervínculo">En 2024, podrás disfrutar de emocionantes competencias en el Vélodrome national de Saint-Quentin-en-Yvelines, el Pont d’Iéna en París y la Colline d’Elancourt, entre otros lugares</text:span></text:a><text:a xlink:href="https://www.sortiraparis.com/es/noticias/juegos-olimpicos-paris-2024/articles/292453-juegos-olimpicos-de-paris-2024-historia-practicas-atletas-todo-lo-que-hay-que-saber-sobre-el-ciclismo" office:target-frame-name="_top" xlink:show="replace"><text:span text:style-name="T97">1</text:span></text:a>.</text:p>
            </text:list-item>
          </text:list>
        </text:list-item>
        <text:list-item>
          <text:p text:style-name="P98"><text:span text:style-name="T99">Orígenes de la bicicleta</text:span>:</text:p>
          <text:list text:continue-numbering="true">
            <text:list-item>
              <text:p text:style-name="P100">En 1816, el barón Karl Von Drais inventó la <text:span text:style-name="T101">draisienne</text:span>, precursora de la bicicleta.</text:p>
            </text:list-item>
            <text:list-item>
              <text:p text:style-name="P102">Cincuenta años después, el francés Pierre Michaux añadió pedales a esta innovadora máquina, transformándola en la bicicleta que conocemos hoy.</text:p>
            </text:list-item>
            <text:list-item>
              <text:p text:style-name="P103">La bicicleta de dos ruedas se convirtió en una herramienta deportiva y de ocio que conquistó el mundo entero.</text:p>
            </text:list-item>
            <text:list-item>
              <text:p text:style-name="P104"><text:a xlink:href="https://www.sortiraparis.com/es/noticias/juegos-olimpicos-paris-2024/articles/292453-juegos-olimpicos-de-paris-2024-historia-practicas-atletas-todo-lo-que-hay-que-saber-sobre-el-ciclismo" office:target-frame-name="_top" xlink:show="replace"><text:span text:style-name="Hipervínculo">Los primeros clubes ciclistas surgieron en la década de 1870, y la primera carrera ciclista se celebró en 1868 en el Parque de Saint-Cloud de París</text:span></text:a><text:a xlink:href="https://www.sortiraparis.com/es/noticias/juegos-olimpicos-paris-2024/articles/292453-juegos-olimpicos-de-paris-2024-historia-practicas-atletas-todo-lo-que-hay-que-saber-sobre-el-ciclismo" office:target-frame-name="_top" xlink:show="replace"><text:span text:style-name="T105">2</text:span></text:a>.</text:p>
            </text:list-item>
          </text:list>
        </text:list-item>
        <text:list-item>
          <text:p text:style-name="P106"><text:span text:style-name="T107">Disciplinas ciclistas</text:span>:</text:p>
          <text:list text:continue-numbering="true">
            <text:list-item>
              <text:p text:style-name="P108"><text:span text:style-name="T109">Ciclismo en pista</text:span>: Carreras en velódromo, tanto individuales como por equipos. Incluye pruebas de sprint, resistencia y persecuciones.</text:p>
            </text:list-item>
            <text:list-item>
              <text:p text:style-name="P110"><text:span text:style-name="T111">Ciclismo en carretera</text:span>: Carreras al aire libre, con competidores en salidas masivas y contrarreloj.</text:p>
            </text:list-item>
            <text:list-item>
              <text:p text:style-name="P112"><text:a xlink:href="https://www.sortiraparis.com/es/noticias/juegos-olimpicos-paris-2024/articles/292453-juegos-olimpicos-de-paris-2024-historia-practicas-atletas-todo-lo-que-hay-que-saber-sobre-el-ciclismo" office:target-frame-name="_top" xlink:show="replace"><text:span text:style-name="Hipervínculo">El ciclismo ha evolucionado a lo largo de los años, permitiendo la participación de mujeres en pruebas de carretera desde 1984</text:span></text:a><text:a xlink:href="https://www.sortiraparis.com/es/noticias/juegos-olimpicos-paris-2024/articles/292453-juegos-olimpicos-de-paris-2024-historia-practicas-atletas-todo-lo-que-hay-que-saber-sobre-el-ciclismo" office:target-frame-name="_top" xlink:show="replace"><text:span text:style-name="T113">3</text:span></text:a>.</text:p>
            </text:list-item>
          </text:list>
        </text:list-item>
      </text:list>
      <text:p text:style-name="Normal">En resumen, el ciclismo es más que un deporte; es una historia de innovación, superación y pasión sobre dos ruedas. ¡Que las rutas sigan inspirando a ciclistas de todo el mundo!<text:s/><text:span text:style-name="T114">🚴</text:span>‍<text:span text:style-name="T115">♀️🌟</text:span></text:p>
      <text:p text:style-name="Normal"/>
      <text:p text:style-name="Normal"/>
      <text:p text:style-name="Normal"/>
      <text:p text:style-name="Normal">Contacto</text:p>
      <text:p text:style-name="Normal">Campos de texto:</text:p>
      <text:p text:style-name="P116">Principio del formulario</text:p>
      <text:p text:style-name="Normal">Nombre<text:s/><text:line-break/>Apellidos<text:s/><text:line-break/><text:soft-page-break/>Email<text:s/><text:line-break/>Mensaje<text:s/></text:p>
      <text:p text:style-name="Normal">Botón enviar<text:span text:style-name="T117">Final del formulario</text:span></text:p>
      <text:p text:style-name="Normal">Enviar</text:p>
      <text:p text:style-name="Normal"/>
      <text:p text:style-name="Normal">Conocenos<text:s/></text:p>
      <text:p text:style-name="P118">Historia de nuestra empresa: Desde 1900 hasta la Actualidad</text:p>
      <text:p text:style-name="Normal">Fundada en el año 1900, ha experimentado una fascinante evolución a lo largo de su historia. Lo que comenzó como un modesto emprendimiento ha crecido hasta convertirse en un referente en la industria de las bicicletas.</text:p>
      <text:p text:style-name="Normal"><text:span text:style-name="T119">1900-1950:</text:span><text:s/>En sus primeras décadas, nuestra empresa se dedicaba principalmente a la fabricación de piezas de bicicletas. Su fundador, Mela Piso, era un apasionado ciclista que soñaba con crear bicicletas de alta calidad para todos.</text:p>
      <text:p text:style-name="Normal"><text:span text:style-name="T120">1960-1980:</text:span><text:s/>Con el auge del ciclismo como deporte y medio de transporte, nuestra empresa expandió su producción y comenzó a fabricar bicicletas completas. Sus modelos eran conocidos por su durabilidad y diseño innovador.</text:p>
      <text:p text:style-name="Normal"><text:span text:style-name="T121">1990-2000:</text:span><text:s/>La globalización trajo consigo nuevos desafíos y oportunidades. nuestra empresa se adaptó a los cambios tecnológicos y se enfocó en la investigación y desarrollo de materiales más ligeros y resistentes.<text:s/></text:p>
      <text:p text:style-name="Normal"><text:span text:style-name="T122">2000-2020:</text:span><text:s/>La conciencia ambiental se convirtió en una prioridad. nuestra empresa lanzó una línea de bicicletas eléctricas y promovió el uso sostenible del transporte. Su compromiso con la calidad y la responsabilidad social la hizo ganar reconocimiento internacional.</text:p>
      <text:p text:style-name="Normal"><text:span text:style-name="T123">2020-Actualidad:</text:span><text:s/>nuestra empresa sigue siendo un líder en la industria de las bicicletas. Sus modelos son sinónimo de innovación, comodidad y estilo. Desde bicicletas urbanas hasta bicicletas de montaña, nuestra empresa ofrece opciones para todos los ciclistas.</text:p>
      <text:p text:style-name="Normal">En resumen, la historia de nuestra empresa es un testimonio de perseverancia, adaptación y pasión por las dos ruedas. ¡Pedaleemos juntos hacia un futuro más saludable y sostenible!</text:p>
      <text:p text:style-name="Normal"/>
      <text:p text:style-name="Normal"/>
      <text:p text:style-name="Normal"/>
      <text:p text:style-name="Normal"/>
      <text:p text:style-name="Normal"/>
      <text:p text:style-name="Normal">Catalogo</text:p>
      <text:p text:style-name="Normal">Trek Slash 9.9 XX1 Flight Attendant Gen 5 <text:s/></text:p>
      <text:p text:style-name="Normal">11.099,00 € <text:s/></text:p>
      <text:soft-page-break/>
      <text:p text:style-name="Normal">Supercaliber SLR 9.9 X0 AXS Gen 2 <text:s/></text:p>
      <text:p text:style-name="Normal">8.999€ <text:s/></text:p>
      <text:p text:style-name="Normal"/>
      <text:p text:style-name="Normal">Slash 9.8 XT Gen 6 <text:s/></text:p>
      <text:p text:style-name="Normal">7.899,00 € <text:s/></text:p>
      <text:p text:style-name="Normal"/>
      <text:p text:style-name="Normal">Bicicleta Scott Aspect 950 EQ 2024 <text:s/></text:p>
      <text:p text:style-name="Normal">720€ <text:s/></text:p>
      <text:p text:style-name="Normal"><text:s text:c="8"/></text:p>
      <text:p text:style-name="Normal"><text:s text:c="8"/></text:p>
      <text:p text:style-name="Normal">Bicicleta Scott Spark RC Team Black <text:s text:c="2"/></text:p>
      <text:p text:style-name="Normal">4.880€ <text:s/></text:p>
      <text:p text:style-name="Normal"/>
      <text:p text:style-name="Normal">Scott Scale RC SL TR <text:s/></text:p>
      <text:p text:style-name="Normal">14.240,00 € <text:s/></text:p>
      <text:p text:style-name="Normal"/>
      <text:p text:style-name="Normal">Elemento 1 de catalogo</text:p>
      <text:p text:style-name="P124">Trek Slash 9.9 XX1 Flight Attendant Gen 5</text:p>
      <text:p text:style-name="Normal">La bicicleta TREK Slash 9.9 XX1 Flight Attendant Gen 5 es una máquina diseñada para el enduro, equipada con los mejores componentes y lista para arrasar en los circuitos más desafiantes:</text:p>
      <text:list text:style-name="LFO12" text:continue-numbering="true">
        <text:list-item>
          <text:p text:style-name="P125">Cuadro de Carbono Ultraligero: El cuadro íntegro de carbono OCLV Mountain ofrece un recorrido de 160 mm y cuenta con un amortiguador RockShox Super Deluxe Ultimate.</text:p>
        </text:list-item>
        <text:list-item>
          <text:p text:style-name="P126">Horquilla Robusta: La horquilla RockShox ZEB Ultimate tiene barras ultra resistentes de 38 mm y tecnología Flight Attendant autoajustable con 110 mm de recorrido.</text:p>
        </text:list-item>
        <text:list-item>
          <text:p text:style-name="P127">Transmisión Inalámbrica SRAM: La transmisión SRAM XX1 Eagle de 12 velocidades es completamente inalámbrica, lo que garantiza ligereza y precisión.</text:p>
        </text:list-item>
        <text:list-item>
          <text:p text:style-name="P128">Manillar/Potencia Integrado: El sistema Bontrager RSL de carbono OCLV es ultra ligero y cómodo, con un diseño excepcional.</text:p>
        </text:list-item>
        <text:list-item>
          <text:p text:style-name="P129">Ruedas de Carbono: Las ruedas Bontrager Line Pro 30 con buje Rapid Drive de 108 dientes ofrecen una aceleración instantánea cuando más lo necesitas.</text:p>
        </text:list-item>
      </text:list>
      <text:p text:style-name="Normal">En resumen, la Slash 9.9 XX1 Flight Attendant Gen 5 es la reina indiscutible del enduro. Si buscas pulverizar tus marcas personales y subir al podio, esta máquina será tu mejor amiga en los senderos. ¡Disfruta de la velocidad y conquista cada etapa!<text:s/><text:span text:style-name="T130">🚵</text:span>‍<text:span text:style-name="T131">♂️🏞️</text:span></text:p>
      <text:soft-page-break/>
      <text:p text:style-name="Normal">Elemento 2 de catálogo</text:p>
      <text:p text:style-name="Normal">La Supercaliber SLR 9.9 X0 AXS es una bicicleta de montaña de XC ultraligera equipada con los mejores componentes para competir. Su cuadro de carbono SLR Mountain es ligero y está diseñado de forma meticulosa con un laminado de carbono de alta calidad que ofrece toda la rigidez que esperas sin añadir peso. Los circuitos de XC son cada vez más duros, por eso está equipada con una horquilla de 110 mm y una suspensión trasera IsoStrut de 80 mm que suaviza el pedaleo sin perder ni un ápice de eficiencia. La guinda del pastel son las ruedas de carbono, el cockpit de carbono, y la transmisión direct-mount inalámbrica X0 de SRAM.</text:p>
      <text:list text:style-name="LFO13" text:continue-numbering="true">
        <text:list-item>
          <text:p text:style-name="P132">Cuadro:SLR carbono OCLV Mountain, IsoStrut, UDH, recorrido de 80 mm</text:p>
        </text:list-item>
        <text:list-item>
          <text:p text:style-name="P133">Ruedas: Bontrager Kovee Pro 30</text:p>
        </text:list-item>
        <text:list-item>
          <text:p text:style-name="P134">Maneta de cambio:SRAM AXS POD Ultimate, con tija telescópic</text:p>
        </text:list-item>
        <text:list-item>
          <text:p text:style-name="P135">Sillín: SRAM X0 Eagle AXS, T-Type</text:p>
        </text:list-item>
        <text:list-item>
          <text:p text:style-name="P136">Manillar: Sistema de manillar y potencia integrado Bontrager RSL, carbono OCLV</text:p>
        </text:list-item>
        <text:list-item>
          <text:p text:style-name="P137">Puños: Bontrager XR Trail Pro, con bloqueo, aluminio</text:p>
        </text:list-item>
        <text:list-item>
          <text:p text:style-name="P138">Freno: Disco hidráulico de 4 pistones Shimano XT M8120</text:p>
        </text:list-item>
        <text:list-item>
          <text:p text:style-name="P139">Peso: M - 15,65 kg (con sellante TLR, sin cámaras</text:p>
        </text:list-item>
      </text:list>
      <text:p text:style-name="Normal"/>
      <text:p text:style-name="Normal">Elemento 3 de catálogo</text:p>
      <text:p text:style-name="Normal">Carbono OCLV Mountain, pivote principal superior, roldana, almacenamiento interno, dirección con ajuste de ángulo, grado de progresión ajustable, protección de cuadro integrada, guiado interno, bieleta rocker de magnesio, ISCG 05, Active Braking Pivot, UDH, 148x12 mm eje pasante, 170 mm de recorrido</text:p>
      <text:list text:style-name="LFO14" text:continue-numbering="true">
        <text:list-item>
          <text:p text:style-name="P140">Cuadro:</text:p>
        </text:list-item>
        <text:list-item>
          <text:p text:style-name="P141">Ruedas: Bontager Line Elite 30, carbono OCLV Mountain, Tubeless Ready, 6 tornillos</text:p>
        </text:list-item>
        <text:list-item>
          <text:p text:style-name="P142">Maneta de cambio: Shimano XT M8100, 12 velocidades</text:p>
        </text:list-item>
        <text:list-item>
          <text:p text:style-name="P143">Sillín: Bontrager Arvada, raíles de austenita, anchura de 138 mm</text:p>
        </text:list-item>
        <text:list-item>
          <text:p text:style-name="P144">Manillar: Bontrager Line Pro, carbono OCLV, 35 mm, altura 27,5 mm, anchura 820 mm</text:p>
        </text:list-item>
        <text:list-item>
          <text:p text:style-name="P145">Puños: Bontrager XR Trail Pro, con bloqueo, aluminio</text:p>
        </text:list-item>
        <text:list-item>
          <text:p text:style-name="P146">Freno: Disco hidráulico de 4 pistones Shimano XT M8120</text:p>
        </text:list-item>
        <text:list-item>
          <text:p text:style-name="P147">Peso: M - 15,65 kg (con sellante TLR, sin cámaras</text:p>
        </text:list-item>
      </text:list>
      <text:p text:style-name="Normal">Elemento 4 de catálogo</text:p>
      <text:p text:style-name="Normal">La SCOTT Aspect 950 es una bicicleta de montaña rígida sin suspensión trasera, diseñada para ser ligera, eficaz y con un precio razonable. Los frenos son de disco y los<text:s/><text:soft-page-break/>componentes de Syncros. Es el modelo perfecto para principiantes o para usuarios de bicicleta de montaña que se guíen por el presupuesto.</text:p>
      <text:list text:style-name="LFO15" text:continue-numbering="true">
        <text:list-item>
          <text:p text:style-name="P148">Cuadro:Cuadro de aleación Aspect 700/900</text:p>
        </text:list-item>
        <text:list-item>
          <text:p text:style-name="P149">Sillín: Syncros 3.0</text:p>
        </text:list-item>
        <text:list-item>
          <text:p text:style-name="P150">Manillar: Syncros 3.0 / 720mm black / 31.8mm / 12mm rise / 9° BS Syncros Pro Grip</text:p>
        </text:list-item>
        <text:list-item>
          <text:p text:style-name="P151">Puños: Bontrager XR Trail Pro, con bloqueo, aluminio</text:p>
        </text:list-item>
        <text:list-item>
          <text:p text:style-name="P152">Freno: Frenos de disco hidráulicos Tektro</text:p>
        </text:list-item>
        <text:list-item>
          <text:p text:style-name="P153">Peso:14.9 (con tubos / sin pedales)</text:p>
        </text:list-item>
      </text:list>
      <text:p text:style-name="Normal">Elemento 5 de catálogo</text:p>
      <text:p text:style-name="Normal">La Spark RC Team es la mezcla perfecta de ingeniería de vanguardia en carbono, unos niveles de integración nunca vistos hasta ahora y la cantidad exacta de nuestra salsa secreta. Queríamos que esta bicicleta fuera más veloz tanto en los ascensos como en los descensos. Hemos alargado el recorrido de la suspensión, hemos perfeccionado la geometría y hemos hecho caso a los mejores deportistas del mundo para crear la bicicleta de carreras de cross country definitiva. Si te apasiona la velocidad, esta montura te va a encantar.</text:p>
      <text:list text:style-name="LFO16" text:continue-numbering="true">
        <text:list-item>
          <text:p text:style-name="P154">Cuadro Spark RC de carbono HMF</text:p>
        </text:list-item>
        <text:list-item>
          <text:p text:style-name="P155">Horquilla FOX 34 SC Float Perf. 120 mm</text:p>
        </text:list-item>
        <text:list-item>
          <text:p text:style-name="P156">FOX Nude 5 EVOL, 120 mm, TwinLoc</text:p>
        </text:list-item>
        <text:list-item>
          <text:p text:style-name="P157">Shimano XT, 12 velocidades</text:p>
        </text:list-item>
        <text:list-item>
          <text:p text:style-name="P158">Frenos de disco Shimano XT</text:p>
        </text:list-item>
        <text:list-item>
          <text:p text:style-name="P159">Cubiertas Maxxis Rekon Race Foldabl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Elemento 6 de catálogo</text:p>
      <text:p text:style-name="Normal">La Scale RC SL representa la mezcla perfecta de rigidez, bajo peso y 30 años de dominio técnico del carbono. Estas características, integradas en un diseño de cuadro que no sacrifica nada en prestaciones, distinguen a la Scale en el pelotón a cada pedalada. Si luchas contra el reloj, es mejor contar con todas las ventajas.</text:p>
      <text:soft-page-break/>
      <text:list text:style-name="LFO17" text:continue-numbering="true">
        <text:list-item>
          <text:p text:style-name="P160">Cuadro Scale de carbono HMX SL</text:p>
        </text:list-item>
        <text:list-item>
          <text:p text:style-name="P161">Horquilla FOX 32SC Float Factory 100 mm</text:p>
        </text:list-item>
        <text:list-item>
          <text:p text:style-name="P162">Control remoto RideLoc con 2 / 3 posiciones</text:p>
        </text:list-item>
        <text:list-item>
          <text:p text:style-name="P163">SRAM XX1 Eagle AXS, Potencímetro</text:p>
        </text:list-item>
        <text:list-item>
          <text:p text:style-name="P164">Frenos de disco Trickstuff Piccola</text:p>
        </text:list-item>
        <text:list-item>
          <text:p text:style-name="P165">Cubiertas Maxxis Rekon Race Foldable</text:p>
        </text:list-item>
      </text:list>
      <text:p text:style-name="Normal"/>
      <text:p text:style-name="P166">Privacidad</text:p>
      <text:p text:style-name="P167"><text:line-break/>Política de Privacidad</text:p>
      <text:p text:style-name="Normal">Última actualización: (fecha)</text:p>
      <text:p text:style-name="P168">Introducción</text:p>
      <text:p text:style-name="Normal">Mi empresa ("nosotros", "nos", o "nuestro") opera mi página web (en adelante, el "Servicio").</text:p>
      <text:p text:style-name="Normal">Esta página te informa de nuestras políticas en relación con la recopilación, uso y divulgación de datos personales cuando utilizas nuestro Servicio y las opciones de las que dispones en relación con esos datos.</text:p>
      <text:p text:style-name="Normal">Utilizamos tus datos para prestar y mejorar el Servicio. Al utilizar el Servicio, aceptas la recopilación y el uso de información de acuerdo con esta política.</text:p>
      <text:p text:style-name="P169">Recopilación y uso de la información</text:p>
      <text:p text:style-name="Normal">Recopilamos varios tipos de información con diversas finalidades para prestar y mejorar nuestro Servicio.</text:p>
      <text:p text:style-name="P170">Tipos de datos recopilados</text:p>
      <text:p text:style-name="P171">Datos personales</text:p>
      <text:p text:style-name="Normal">Mientras utilizas nuestro Servicio, es posible que te pidamos que nos proporciones cierta información personalmente identificable que se puede utilizar para contactar o identificarte ("Datos personales").</text:p>
      <text:p text:style-name="P172">Datos de uso</text:p>
      <text:p text:style-name="Normal">También recopilamos información sobre cómo se accede al Servicio y cómo se utiliza ("Datos de uso"). Estos Datos de uso pueden incluir información como la dirección del Protocolo de Internet de tu ordenador (por ejemplo, dirección IP), el tipo de navegador, la versión del navegador, las páginas de nuestro Servicio que visitas, la hora y la fecha de tu visita, el tiempo que has pasado en esas páginas, los identificadores de dispositivos y otros datos de diagnóstico.</text:p>
      <text:p text:style-name="P173">Uso de los datos</text:p>
      <text:p text:style-name="Normal">(Nombre de tu empresa) utiliza los datos recopilados con diversas finalidades:</text:p>
      <text:list text:style-name="LFO18" text:continue-numbering="true">
        <text:list-item>
          <text:p text:style-name="P174">Proporcionar y mantener nuestro Servicio</text:p>
        </text:list-item>
        <text:list-item>
          <text:p text:style-name="P175">Notificarte sobre cambios en nuestro Servicio</text:p>
        </text:list-item>
        <text:list-item>
          <text:p text:style-name="P176">Permitirte participar en funciones interactivas de nuestro Servicio cuando eliges hacerlo</text:p>
        </text:list-item>
        <text:list-item>
          <text:p text:style-name="P177">Proporcionar asistencia al cliente</text:p>
        </text:list-item>
        <text:list-item>
          <text:p text:style-name="P178">Recopilar análisis o información valiosa para que podamos mejorar nuestro Servicio</text:p>
        </text:list-item>
        <text:list-item>
          <text:p text:style-name="P179">Supervisar el uso de nuestro Servicio</text:p>
        </text:list-item>
        <text:list-item>
          <text:p text:style-name="P180">Detectar, prevenir y abordar problemas técnicos</text:p>
        </text:list-item>
      </text:list>
      <text:p text:style-name="P181">Transferencia de datos</text:p>
      <text:p text:style-name="Normal">Tu información, incluyendo Datos personales, puede ser transferida a —y mantenida en— ordenadores localizados fuera de tu estado, provincia, país u otra jurisdicción gubernamental donde las leyes de protección de datos pueden diferir de las de tu jurisdicción.</text:p>
      <text:p text:style-name="P182">Divulgación de datos</text:p>
      <text:p text:style-name="Normal">Podemos divulgar tus Datos personales de buena fe cuando consideremos que esta acción es necesaria para lo siguiente:</text:p>
      <text:list text:style-name="LFO19" text:continue-numbering="true">
        <text:list-item>
          <text:p text:style-name="P183">Cumplir una obligación legal</text:p>
        </text:list-item>
        <text:list-item>
          <text:p text:style-name="P184">Proteger y defender los derechos o bienes de (nombre de tu empresa)</text:p>
        </text:list-item>
        <text:list-item>
          <text:p text:style-name="P185">Prevenir o investigar posibles infracciones en relación con el Servicio</text:p>
        </text:list-item>
        <text:list-item>
          <text:p text:style-name="P186">Proteger la seguridad personal de usuarios del Servicio o del público</text:p>
        </text:list-item>
        <text:list-item>
          <text:p text:style-name="P187">Protegerse frente a responsabilidades legales</text:p>
        </text:list-item>
      </text:list>
      <text:p text:style-name="P188">Seguridad de los datos</text:p>
      <text:p text:style-name="Normal">La seguridad de tus datos es importante para nosotros, pero recuerda que ningún método de transmisión por Internet o método de almacenamiento electrónico es 100% seguro. Aunque nos esforzamos por utilizar medios comercialmente aceptables para proteger tus Datos personales, no podemos garantizar su seguridad absoluta.</text:p>
      <text:p text:style-name="P189">Cambios en esta Política de Privacidad</text:p>
      <text:p text:style-name="Normal">Podemos actualizar nuestra Política de Privacidad de vez en cuando. Te notificaremos cualquier cambio publicando la nueva Política de Privacidad en esta página.</text:p>
      <text:p text:style-name="Normal">Te aconsejamos que revises esta Política de Privacidad periódicamente para cualquier cambio. Los cambios en esta Política de Privacidad son efectivos cuando se publican en esta página.</text:p>
      <text:p text:style-name="P190">Contacto</text:p>
      <text:p text:style-name="Normal">Si tienes alguna pregunta sobre esta Política de Privacidad, por favor, contáctanos.</text:p>
      <text:p text:style-name="Normal"/>
      <text:p text:style-name="Normal"/>
      <text:p text:style-name="Normal"/>
      <text:p text:style-name="P191">Condiciones de Uso</text:p>
      <text:p text:style-name="Normal">Última actualización: (fecha)</text:p>
      <text:p text:style-name="P192">1. Introducción</text:p>
      <text:p text:style-name="Normal">Bienvenido a mi Empresa ("Empresa", "nosotros", "nos" o "nuestro"). Nuestro sitio web, ubicado en (URL del sitio web) (el "Sitio"), te proporciona acceso a una variedad de recursos, incluyendo la página web, la información sobre nuestros productos y servicios, y otros materiales (los "Servicios").</text:p>
      <text:p text:style-name="P193">2. Aceptación de las Condiciones de Uso</text:p>
      <text:p text:style-name="Normal">Al acceder y utilizar nuestros Servicios, aceptas y te comprometes a cumplir con estas Condiciones de Uso. Si no estás de acuerdo con estas Condiciones de Uso, no debes acceder ni utilizar nuestros Servicios.</text:p>
      <text:p text:style-name="P194">3. Cambios en las Condiciones de Uso</text:p>
      <text:p text:style-name="Normal">Podemos modificar estas Condiciones de Uso en cualquier momento y a nuestra discreción. Si hacemos cambios en estas Condiciones de Uso, te proporcionaremos un aviso de dichos cambios, como actualizar la fecha en la que entraron en vigor al principio de estas Condiciones de Uso.</text:p>
      <text:p text:style-name="P195">4. Privacidad</text:p>
      <text:p text:style-name="Normal">Por favor, consulta nuestra Política de Privacidad para obtener información sobre cómo recopilamos, utilizamos y compartimos tus datos personales.</text:p>
      <text:p text:style-name="P196">5. Uso de los Servicios</text:p>
      <text:p text:style-name="Normal">Nuestros Servicios están destinados únicamente para usuarios que tengan al menos 18 años de edad. Al utilizar nuestros Servicios, declaras y garantizas que tienes al menos 18 años de edad.</text:p>
      <text:p text:style-name="P197">6. Propiedad Intelectual</text:p>
      <text:p text:style-name="Normal">Los Servicios y todos sus contenidos, características y funcionalidades, son propiedad de la Empresa, sus licenciantes u otros proveedores de dicho material, y están protegidos por las leyes de derechos de autor, marcas registradas y otras leyes de propiedad intelectual.</text:p>
      <text:p text:style-name="P198">7. Limitación de Responsabilidad</text:p>
      <text:p text:style-name="Normal">En ningún caso la Empresa, ni sus directores, empleados o agentes, serán responsables por daños directos, indirectos, incidentales, especiales, punitivos o consecuentes que resulten de tu uso o incapacidad para usar los Servicios.</text:p>
      <text:p text:style-name="P199">8. Indemnización</text:p>
      <text:p text:style-name="Normal">Aceptas defender, indemnizar y eximir de responsabilidad a la Empresa, sus afiliados, licenciantes y proveedores de servicios, y a sus respectivos directores, empleados, contratistas, agentes, licenciantes, proveedores, sucesores y cesionarios, de y contra cualquier reclamación, responsabilidad, daño, juicio, premio, pérdida, coste, gasto o<text:s/><text:soft-page-break/>honorario (incluyendo los honorarios de abogados) que surja o esté relacionado con tu violación de estas Condiciones de Uso o tu uso de los Servicios.</text:p>
      <text:p text:style-name="P200">9. Ley Aplicable</text:p>
      <text:p text:style-name="Normal">Estas Condiciones de Uso y cualquier disputa o reclamación que surja de o en relación con ellas o su objeto o formación (incluyendo las disputas o reclamaciones no contractuales), se regirán e interpretarán de acuerdo con las leyes de (tu ubicación).</text:p>
      <text:p text:style-name="P201">10. Contacto</text:p>
      <text:p text:style-name="Normal">Si tienes alguna pregunta sobre estas Condiciones de Uso, por favor, contáctanos.</text:p>
      <text:p text:style-name="Normal"/>
      <text:p text:style-name="P202">Política de cookies</text:p>
      <text:p text:style-name="Normal"/>
      <text:p text:style-name="P203">Política de Cookies</text:p>
      <text:p text:style-name="Normal">Última actualización: (fecha)</text:p>
      <text:p text:style-name="P204">¿Qué son las cookies?</text:p>
      <text:p text:style-name="Normal">Las cookies son pequeños archivos de texto que los sitios web pueden enviar a tu ordenador o dispositivo móvil mientras navegas por las páginas. Estos archivos se almacenan en tu navegador y permiten que el sitio web o un tercero te reconozca y haga tu última visita más rápido y útil para ti.</text:p>
      <text:p text:style-name="P205">¿Cómo usamos las cookies?</text:p>
      <text:p text:style-name="Normal">(Nombre de tu empresa) utiliza cookies por varias razones. Algunas cookies son necesarias por razones tecnológicas para que nuestros Servicios funcionen, y las denominamos "cookies esenciales". Otras cookies nos permiten rastrear y orientar los intereses de nuestros usuarios para mejorar la experiencia en nuestros Servicios. Los terceros están quienes pueden utilizar estas cookies para publicidad, análisis y otros fines.</text:p>
      <text:p text:style-name="P206">Cómo controlar las cookies</text:p>
      <text:p text:style-name="Normal">Tienes el derecho de decidir si aceptas o rechazas las cookies. Puedes ejercer tus preferencias de cookies configurando tu navegador para que rechace todas o algunas cookies. Si decides rechazar las cookies, es posible que no puedas utilizar todas las funciones de nuestro sitio web.</text:p>
      <text:p text:style-name="P207">Cambios en nuestra Política de Cookies</text:p>
      <text:p text:style-name="Normal">Podemos actualizar nuestra Política de Cookies de vez en cuando. Te notificaremos cualquier cambio publicando la nueva Política de Cookies en esta página. Te aconsejamos que revises esta Política de Cookies periódicamente para cualquier cambio. Los cambios en esta Política de Cookies son efectivos cuando se publican en esta página.</text:p>
      <text:p text:style-name="P208">Contacto</text:p>
      <text:p text:style-name="Normal">Si tienes alguna pregunta sobre esta Política de Cookies, por favor, contáctano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4%"/>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NES</meta:initial-creator>
    <dc:creator>MARINES</dc:creator>
    <meta:creation-date>2024-02-24T13:57:00Z</meta:creation-date>
    <dc:date>2024-02-29T17:23:00Z</dc:date>
    <meta:template xlink:href="Normal" xlink:type="simple"/>
    <meta:editing-cycles>4</meta:editing-cycles>
    <meta:editing-duration>PT1440S</meta:editing-duration>
    <meta:document-statistic meta:page-count="15" meta:paragraph-count="57" meta:word-count="4430" meta:character-count="28739" meta:row-count="203" meta:non-whitespace-character-count="24366"/>
  </office:meta>
</office:document-meta>
</file>